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scadia Mono" fo:font-size="9.5pt" style:font-size-asian="9.5pt"/>
    </style:style>
    <style:style style:name="P2" style:family="paragraph" style:parent-style-name="Standard">
      <style:text-properties fo:color="#000000" loext:opacity="100%" style:font-name="Cascadia Mono" fo:font-size="9.5pt" style:font-size-asian="9.5pt"/>
    </style:style>
    <style:style style:name="P3" style:family="paragraph" style:parent-style-name="Standard">
      <style:text-properties fo:color="#000000" loext:opacity="100%" style:font-name="Cascadia Mono" fo:font-size="9.5pt" style:font-size-asian="9.5pt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ascadia Mono" fo:font-size="9.5pt" style:font-size-asian="9.5pt"/>
    </style:style>
    <style:style style:name="T3" style:family="text">
      <style:text-properties fo:color="#808080" loext:opacity="100%" style:font-name="Cascadia Mono" fo:font-size="9.5pt" style:font-size-asian="9.5pt"/>
    </style:style>
    <style:style style:name="T4" style:family="text">
      <style:text-properties fo:color="#808080" loext:opacity="100%"/>
    </style:style>
    <style:style style:name="T5" style:family="text">
      <style:text-properties fo:color="#a31515" loext:opacity="100%"/>
    </style:style>
    <style:style style:name="T6" style:family="text">
      <style:text-properties fo:color="#a31515" loext:opacity="100%" style:font-name="Cascadia Mono" fo:font-size="9.5pt" style:font-size-asian="9.5pt"/>
    </style:style>
    <style:style style:name="T7" style:family="text">
      <style:text-properties fo:color="#a31515" loext:opacity="100%" style:font-name="Cascadia Mono" fo:font-size="9.5pt" style:font-size-asian="9.5pt"/>
    </style:style>
    <style:style style:name="T8" style:family="text">
      <style:text-properties fo:color="#a31515" loext:opacity="100%"/>
    </style:style>
    <style:style style:name="T9" style:family="text">
      <style:text-properties fo:color="#0000ff" loext:opacity="100%" style:font-name="Cascadia Mono" fo:font-size="9.5pt" style:font-size-asian="9.5pt"/>
    </style:style>
    <style:style style:name="T10" style:family="text">
      <style:text-properties fo:color="#0000ff" loext:opacity="100%" style:font-name="Cascadia Mono" fo:font-size="9.5pt" style:font-size-asian="9.5pt"/>
    </style:style>
    <style:style style:name="T11" style:family="text">
      <style:text-properties fo:color="#000000" loext:opacity="100%" style:font-name="Cascadia Mono" fo:font-size="9.5pt" style:font-size-asian="9.5pt"/>
    </style:style>
    <style:style style:name="T12" style:family="text">
      <style:text-properties fo:color="#000000" loext:opacity="100%" style:font-name="Cascadia Mono" fo:font-size="9.5pt" style:font-size-asian="9.5pt"/>
    </style:style>
    <style:style style:name="T13" style:family="text">
      <style:text-properties fo:color="#008000" loext:opacity="100%" style:font-name="Cascadia Mono" fo:font-size="9.5pt" style:font-size-asian="9.5pt"/>
    </style:style>
    <style:style style:name="T14" style:family="text">
      <style:text-properties fo:color="#008000" loext:opacity="100%" style:font-name="Cascadia Mono" fo:font-size="9.5pt" style:font-size-asian="9.5pt"/>
    </style:style>
    <style:style style:name="T15" style:family="text">
      <style:text-properties fo:color="#008080" loext:opacity="100%" style:font-name="Cascadia Mono" fo:font-size="9.5pt" style:font-size-asian="9.5pt"/>
    </style:style>
    <style:style style:name="T16" style:family="text">
      <style:text-properties fo:color="#008080" loext:opacity="100%" style:font-name="Cascadia Mono" fo:font-size="9.5pt" style:font-size-asian="9.5pt"/>
    </style:style>
    <style:style style:name="T17" style:family="text">
      <style:text-properties fo:color="#2b91af" loext:opacity="100%" style:font-name="Cascadia Mono" fo:font-size="9.5pt" style:font-size-asian="9.5pt"/>
    </style:style>
    <style:style style:name="T18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#include</text:span><text:span text:style-name="T8">&lt;iostream&gt;</text:span></text:p>
      <text:p text:style-name="Standard"><text:span text:style-name="T3">#include</text:span><text:span text:style-name="T7">&lt;string&gt;</text:span></text:p>
      <text:p text:style-name="Standard"><text:span text:style-name="T3">#include</text:span><text:span text:style-name="T7">"Functionlibrary.h"</text:span></text:p>
      <text:p text:style-name="Standard"><text:span text:style-name="T10">using</text:span><text:span text:style-name="T12"> </text:span><text:span text:style-name="T10">namespace</text:span><text:span text:style-name="T12"> std;</text:span></text:p>
      <text:p text:style-name="Standard"><text:span text:style-name="T10">int</text:span><text:span text:style-name="T12"> Rooms(</text:span><text:span text:style-name="T10">int</text:span><text:span text:style-name="T12">);</text:span></text:p>
      <text:p text:style-name="P3"/>
      <text:p text:style-name="P3"/>
      <text:p text:style-name="P3"/>
      <text:p text:style-name="P3"/>
      <text:p text:style-name="Standard"><text:span text:style-name="T10">const</text:span><text:span text:style-name="T12"> </text:span><text:span text:style-name="T10">int</text:span><text:span text:style-name="T12"> num = 300; </text:span><text:span text:style-name="T14">// there are 300 rooms in my hotel.</text:span></text:p>
      <text:p text:style-name="P3"/>
      <text:p text:style-name="P3"/>
      <text:p text:style-name="Standard"><text:span text:style-name="T10">int</text:span><text:span text:style-name="T12"> main()</text:span></text:p>
      <text:p text:style-name="Standard"><text:span text:style-name="T12">{</text:span></text:p>
      <text:p text:style-name="Standard"><text:span text:style-name="T12"><text:tab/></text:span><text:span text:style-name="T10">int</text:span><text:span text:style-name="T12"> a = 0; </text:span><text:span text:style-name="T14">// ¨a¨ for the booking type</text:span></text:p>
      <text:p text:style-name="Standard"><text:span text:style-name="T12"><text:tab/></text:span><text:span text:style-name="T10">do</text:span><text:span text:style-name="T12"> </text:span></text:p>
      <text:p text:style-name="Standard"><text:span text:style-name="T12"><text:tab/>{</text:span></text:p>
      <text:p text:style-name="Standard"><text:span text:style-name="T12"><text:tab/><text:tab/>cout </text:span><text:span text:style-name="T16">&lt;&lt;</text:span><text:span text:style-name="T12"> </text:span><text:span text:style-name="T7">"Would you book hotel room now?"</text:span><text:span text:style-name="T12"> </text:span><text:span text:style-name="T16">&lt;&lt;</text:span><text:span text:style-name="T12"> endl </text:span><text:span text:style-name="T16">&lt;&lt;</text:span><text:span text:style-name="T12"> </text:span><text:span text:style-name="T7">"Please enter ¨1¨ for yes,¨0¨ for no."</text:span><text:span text:style-name="T12">;</text:span></text:p>
      <text:p text:style-name="Standard"><text:span text:style-name="T12"><text:tab/><text:tab/>cin </text:span><text:span text:style-name="T16">&gt;&gt;</text:span><text:span text:style-name="T12"> a;</text:span></text:p>
      <text:p text:style-name="Standard"><text:span text:style-name="T12"><text:tab/>} </text:span><text:span text:style-name="T10">while</text:span><text:span text:style-name="T12"> (a == 1);</text:span></text:p>
      <text:p text:style-name="Standard"><text:span text:style-name="T12"><text:tab/></text:span><text:span text:style-name="T10">int</text:span><text:span text:style-name="T12"> rooms=0;</text:span></text:p>
      <text:p text:style-name="Standard"><text:span text:style-name="T12"><text:tab/></text:span><text:span text:style-name="T10">do</text:span><text:span text:style-name="T12"> </text:span></text:p>
      <text:p text:style-name="Standard"><text:span text:style-name="T12"><text:tab/>{</text:span></text:p>
      <text:p text:style-name="Standard"><text:span text:style-name="T12"><text:tab/><text:tab/>cout </text:span><text:span text:style-name="T16">&lt;&lt;</text:span><text:span text:style-name="T12"> </text:span><text:span text:style-name="T7">"how many rooms you want to book?"</text:span><text:span text:style-name="T12">;</text:span></text:p>
      <text:p text:style-name="Standard"><text:span text:style-name="T12"><text:tab/><text:tab/>cin </text:span><text:span text:style-name="T16">&gt;&gt;</text:span><text:span text:style-name="T12"> rooms;</text:span></text:p>
      <text:p text:style-name="Standard"><text:span text:style-name="T12"><text:tab/>} </text:span></text:p>
      <text:p text:style-name="Standard"><text:span text:style-name="T12"><text:tab/></text:span><text:span text:style-name="T10">while</text:span><text:span text:style-name="T12"> (rooms &lt; num &amp;&amp; rooms &gt; 0);</text:span></text:p>
      <text:p text:style-name="Standard"><text:span text:style-name="T12"><text:tab/>Rooms(rooms);</text:span></text:p>
      <text:p text:style-name="P3"/>
      <text:p text:style-name="Standard"><text:span text:style-name="T12"><text:tab/></text:span><text:span text:style-name="T10">return</text:span><text:span text:style-name="T12"> 0;</text:span></text:p>
      <text:p text:style-name="P1"><text:span text:style-name="T18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0T11:52:35.234000000</dc:date>
    <meta:editing-duration>PT50S</meta:editing-duration>
    <meta:editing-cycles>4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4" meta:word-count="91" meta:character-count="471" meta:non-whitespace-character-count="382"/>
  </office:meta>
</office:document-meta>
</file>